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13.097cm"/>
    </style:style>
    <style:style style:name="Tabela1.B" style:family="table-column">
      <style:table-column-properties style:column-width="3.916cm"/>
    </style:style>
    <style:style style:name="Tabela1.A1" style:family="table-cell">
      <style:table-cell-properties style:vertical-align=""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fo:font-weight="bold" officeooo:rsid="002398d6" officeooo:paragraph-rsid="002398d6" style:font-weight-asian="bold" style:font-weight-complex="bold"/>
    </style:style>
    <style:style style:name="P2" style:family="paragraph" style:parent-style-name="Standard">
      <style:paragraph-properties fo:margin-left="0cm" fo:margin-right="0cm" fo:text-indent="0cm" style:auto-text-indent="false"/>
    </style:style>
    <style:style style:name="P3" style:family="paragraph" style:parent-style-name="Standard">
      <style:paragraph-properties fo:margin-left="0cm" fo:margin-right="0cm" fo:text-indent="0cm" style:auto-text-indent="false"/>
      <style:text-properties officeooo:rsid="0012fd19" officeooo:paragraph-rsid="0012fd19"/>
    </style:style>
    <style:style style:name="P4" style:family="paragraph" style:parent-style-name="Standard">
      <style:paragraph-properties fo:margin-left="0cm" fo:margin-right="0cm" fo:text-indent="0cm" style:auto-text-indent="false"/>
      <style:text-properties officeooo:paragraph-rsid="0012fd19"/>
    </style:style>
    <style:style style:name="P5" style:family="paragraph" style:parent-style-name="Standard">
      <style:paragraph-properties fo:margin-left="0cm" fo:margin-right="0cm" fo:text-indent="0cm" style:auto-text-indent="false"/>
      <style:text-properties officeooo:rsid="00132f25" officeooo:paragraph-rsid="00132f25"/>
    </style:style>
    <style:style style:name="P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rsid="00132f25" officeooo:paragraph-rsid="00132f25"/>
    </style:style>
    <style:style style:name="P7" style:family="paragraph" style:parent-style-name="Standard">
      <style:paragraph-properties fo:margin-left="0cm" fo:margin-right="0cm" fo:text-indent="0cm" style:auto-text-indent="false"/>
      <style:text-properties officeooo:rsid="0014f0ca" officeooo:paragraph-rsid="0014f0ca"/>
    </style:style>
    <style:style style:name="P8" style:family="paragraph" style:parent-style-name="Standard">
      <style:paragraph-properties fo:margin-left="0cm" fo:margin-right="0cm" fo:text-indent="0cm" style:auto-text-indent="false"/>
      <style:text-properties officeooo:rsid="00163b01" officeooo:paragraph-rsid="00163b01"/>
    </style:style>
    <style:style style:name="P9" style:family="paragraph" style:parent-style-name="Standard">
      <style:paragraph-properties fo:margin-left="0cm" fo:margin-right="0cm" fo:text-indent="0cm" style:auto-text-indent="false"/>
      <style:text-properties fo:font-weight="bold" officeooo:rsid="00132f25" officeooo:paragraph-rsid="00132f25" style:font-weight-asian="bold" style:font-weight-complex="bold"/>
    </style:style>
    <style:style style:name="P10" style:family="paragraph" style:parent-style-name="Standard">
      <style:paragraph-properties fo:margin-left="0cm" fo:margin-right="0cm" fo:text-indent="0cm" style:auto-text-indent="false"/>
      <style:text-properties fo:font-weight="bold" officeooo:rsid="001f8986" officeooo:paragraph-rsid="001fb138" style:font-weight-asian="bold" style:font-weight-complex="bold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weight="bold" officeooo:rsid="001fb138" officeooo:paragraph-rsid="001fb138" style:font-weight-asian="bold" style:font-weight-complex="bold"/>
    </style:style>
    <style:style style:name="P12" style:family="paragraph" style:parent-style-name="Standard">
      <style:paragraph-properties fo:margin-left="0cm" fo:margin-right="0cm" fo:text-indent="0cm" style:auto-text-indent="false"/>
      <style:text-properties officeooo:rsid="0019d122" officeooo:paragraph-rsid="0019d122"/>
    </style:style>
    <style:style style:name="P13" style:family="paragraph" style:parent-style-name="Standard">
      <style:paragraph-properties fo:margin-left="0cm" fo:margin-right="0cm" fo:text-indent="0cm" style:auto-text-indent="false"/>
      <style:text-properties officeooo:rsid="001b0e24" officeooo:paragraph-rsid="001b0e24"/>
    </style:style>
    <style:style style:name="P1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rsid="001b0e24" officeooo:paragraph-rsid="001b0e24"/>
    </style:style>
    <style:style style:name="P15" style:family="paragraph" style:parent-style-name="Standard">
      <style:paragraph-properties fo:margin-left="0cm" fo:margin-right="0cm" fo:text-indent="0cm" style:auto-text-indent="false"/>
      <style:text-properties officeooo:rsid="001de598" officeooo:paragraph-rsid="001de598"/>
    </style:style>
    <style:style style:name="P1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weight="normal" officeooo:rsid="001de7b8" officeooo:paragraph-rsid="001de7b8" style:font-weight-asian="normal" style:font-weight-complex="normal"/>
    </style:style>
    <style:style style:name="P17" style:family="paragraph" style:parent-style-name="Table_20_Contents">
      <style:text-properties officeooo:rsid="001fb138" officeooo:paragraph-rsid="001fb138"/>
    </style:style>
    <style:style style:name="P18" style:family="paragraph" style:parent-style-name="Standard">
      <style:paragraph-properties fo:margin-left="0cm" fo:margin-right="0cm" fo:text-indent="0cm" style:auto-text-indent="false"/>
      <style:text-properties fo:color="#999999" officeooo:rsid="002398d6" officeooo:paragraph-rsid="002398d6"/>
    </style:style>
    <style:style style:name="P19" style:family="paragraph" style:parent-style-name="Standard" style:list-style-name="L1">
      <style:text-properties officeooo:paragraph-rsid="0012fd19"/>
    </style:style>
    <style:style style:name="P20" style:family="paragraph" style:parent-style-name="Standard" style:list-style-name="L1">
      <style:text-properties officeooo:rsid="0012fd19" officeooo:paragraph-rsid="0012fd19"/>
    </style:style>
    <style:style style:name="P21" style:family="paragraph" style:parent-style-name="Standard" style:list-style-name="L2">
      <style:text-properties officeooo:rsid="0012fd19" officeooo:paragraph-rsid="0012fd19"/>
    </style:style>
    <style:style style:name="T1" style:family="text">
      <style:text-properties officeooo:rsid="0012fd19"/>
    </style:style>
    <style:style style:name="T2" style:family="text">
      <style:text-properties officeooo:rsid="0014f0ca"/>
    </style:style>
    <style:style style:name="T3" style:family="text">
      <style:text-properties officeooo:rsid="00163b01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2fd19" style:font-weight-asian="bold" style:font-weight-complex="bold"/>
    </style:style>
    <style:style style:name="T6" style:family="text">
      <style:text-properties officeooo:rsid="001fa3f0"/>
    </style:style>
    <style:style style:name="T7" style:family="text">
      <style:text-properties officeooo:rsid="0021337c"/>
    </style:style>
    <style:style style:name="T8" style:family="text">
      <style:text-properties officeooo:rsid="00229d9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17">Analista Responsável</text:p>
          </table:table-cell>
          <table:table-cell table:style-name="Tabela1.B1" office:value-type="string">
            <text:p text:style-name="P17">Data de criação</text:p>
          </table:table-cell>
        </table:table-row>
        <table:table-row>
          <table:table-cell table:style-name="Tabela1.A2" office:value-type="string">
            <text:p text:style-name="P17">Nilson Oliveira</text:p>
          </table:table-cell>
          <table:table-cell table:style-name="Tabela1.B2" office:value-type="string">
            <text:p text:style-name="P17">10/03/2015</text:p>
          </table:table-cell>
        </table:table-row>
      </table:table>
      <text:p text:style-name="P10"/>
      <text:p text:style-name="P11"><text:span text:style-name="T7">DESENVOLVIMENTO DE APLICATIVO <text:line-break/></text:span>APP E ADMIN CONSOLE TAREFAS</text:p>
      <text:p text:style-name="P10"><text:s/></text:p>
      <text:p text:style-name="P10">Roadmap</text:p>
      <text:p text:style-name="P16">A aplicação visa a execução do conhecimento adquirido nos treinamentos GKO Plus em um sistema que <text:span text:style-name="T8">cadastrará</text:span> <text:span text:style-name="T8">e</text:span> administrar<text:span text:style-name="T8">á</text:span> tarefas diárias, marcando o tempo de início e fim e a descrição do que foi executado, facilitando o controle e possibilitar a sua exportação para outros sistemas como por exemplo o 0800. <text:span text:style-name="T6">Será criado os mockups, para a confecção dos front-ends (App e Admin Console), após isto, será criado a parte back-end para integrar com o front-end, o status final da aplicação possibilitará o cadastro e controle de tarefas e <text:s/>exportar/integrar com outros sistemas .</text:span></text:p>
      <text:p text:style-name="P3"/>
      <text:p text:style-name="P3">O presente documento visa a criação de APP utilizando as seguintes tecnologias:</text:p>
      <text:list xml:id="list594881769983231083" text:style-name="L1">
        <text:list-item>
          <text:p text:style-name="P19"><text:span text:style-name="T5">Bootstrap</text:span><text:span text:style-name="T1"> - <text:s/>(</text:span><text:a xlink:type="simple" xlink:href="http://getbootstrap.com/" text:style-name="Internet_20_link" text:visited-style-name="Visited_20_Internet_20_Link"><text:span text:style-name="T1">http://getbootstrap.com/</text:span></text:a><text:span text:style-name="T1">);</text:span></text:p>
        </text:list-item>
        <text:list-item>
          <text:p text:style-name="P20"><text:span text:style-name="T4">HTML5</text:span> – (<text:a xlink:type="simple" xlink:href="http://www.w3.org/TR/html5/" text:style-name="Internet_20_link" text:visited-style-name="Visited_20_Internet_20_Link">http://www.w3.org/TR/html5/</text:a>);</text:p>
        </text:list-item>
        <text:list-item>
          <text:p text:style-name="P20"><text:span text:style-name="T4">CSS3</text:span> – (<text:a xlink:type="simple" xlink:href="http://www.w3.org/standards/techs/css#w3c_all" text:style-name="Internet_20_link" text:visited-style-name="Visited_20_Internet_20_Link">http://www.w3.org/standards/techs/css#w3c_all</text:a>);</text:p>
        </text:list-item>
        <text:list-item>
          <text:p text:style-name="P20"><text:span text:style-name="T4">Jquery</text:span> - (http://jquery.com/);</text:p>
        </text:list-item>
      </text:list>
      <text:p text:style-name="P2"/>
      <text:p text:style-name="P3">Deverá ser criado o Admin console utilizando o framework de componentes:</text:p>
      <text:list xml:id="list1676157930320740855" text:style-name="L2">
        <text:list-item>
          <text:p text:style-name="P21"><text:span text:style-name="T4">Dojo</text:span> – (http://dojotoolkit.org/);</text:p>
        </text:list-item>
      </text:list>
      <text:p text:style-name="P4"/>
      <text:p text:style-name="P4"/>
      <text:p text:style-name="P9">Objetivos da Versão 1.0</text:p>
      <text:p text:style-name="P5">após a ideia inicial, deverá ser criado um MockUp – (<text:a xlink:type="simple" xlink:href="https://moqups.com/" text:style-name="Internet_20_link" text:visited-style-name="Visited_20_Internet_20_Link">https://moqups.com/</text:a>), prototificando o APP e o Admin console.</text:p>
      <text:p text:style-name="P5"/>
      <text:p text:style-name="P9">Requisitos do APP.</text:p>
      <text:p text:style-name="P6">Deverá possuir uma combo de seleção de Tarefas, um cronômetro e um botão Iniciar/Parar. Ao clicar o botão Iniciar o APP <text:span text:style-name="T2">começará</text:span> <text:s/>a contagem de tempo <text:span text:style-name="T2">da tarefa selecionada , marcando a hora inicial e ao ser clicado o botão parar o sistema salva o tempo gasto na tarefa e apresenta pop-up com campo descrição da tarefa realizada. No seguinte formato:</text:span></text:p>
      <text:p text:style-name="P5"/>
      <text:p text:style-name="P7">**Posicionamento da tarefa</text:p>
      <text:p text:style-name="P7">Descrição sucinta do que foi fe<text:span text:style-name="T3">i</text:span>to</text:p>
      <text:p text:style-name="P7">**<text:span text:style-name="T3">Impedimentos</text:span></text:p>
      <text:p text:style-name="P8">Descrição do impedi imento caso haja</text:p>
      <text:p text:style-name="P8">**Próximos passo</text:p>
      <text:p text:style-name="P4"/>
      <text:p text:style-name="P12">R<text:span text:style-name="T4">equisitos Admin console</text:span></text:p>
      <text:p text:style-name="P14">Deverá conter um painel de controle de tarefas com uma grid contendo a tarefa e a soma e o tempo gasto. Ao clicar no item abrirá nova página com a descrição de todos os tempos gastos para aquela tarefa. Futuramente permitirá excluir e editar cada item e também criar novo item.</text:p>
      <text:p text:style-name="P13"/>
      <text:p text:style-name="P15">Deverá ser criado um CRUD de tarefas, permitindo, criar uma tarefa editar ou excluir. Com os seguintes campos:</text:p>
      <text:p text:style-name="P15"><text:soft-page-break/><text:span text:style-name="T4">ID</text:span> - poderá ser um ID do 0800.</text:p>
      <text:p text:style-name="P15"><text:span text:style-name="T4">Nome</text:span> – nome da tarefa.</text:p>
      <text:p text:style-name="P15"><text:span text:style-name="T4">Tags</text:span> – permitirá buscas futuras por estas tags.</text:p>
      <text:p text:style-name="P15"><text:span text:style-name="T4">Copy to Clipboard </text:span>– evento para jogar para o clipboard as tarefas criadas e marcadas seus devidos tempos. </text:p>
      <text:p text:style-name="P13"/>
      <text:p text:style-name="P15">Deverá ser criado no gitHub tags de backlog facilitando assim, o crescimento evolutivo da aplicação, através de sugestões de melhoria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font-weight="bold" officeooo:rsid="002398d6" officeooo:paragraph-rsid="002398d6" style:font-weight-asian="bold" style:font-weight-complex="bold"/>
    </style:style>
    <style:style style:name="MP2" style:family="paragraph" style:parent-style-name="Standard">
      <style:paragraph-properties fo:margin-left="0cm" fo:margin-right="0cm" fo:text-indent="0cm" style:auto-text-indent="false"/>
      <style:text-properties fo:color="#999999" officeooo:rsid="002398d6" officeooo:paragraph-rsid="002398d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GKO PLUS</text:p>
      </style:header>
      <style:footer>
        <text:p text:style-name="MP2">App /Admin Console de Tarefas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0T11:31:17.650000000</meta:creation-date>
    <dc:date>2015-03-11T17:39:07.216000000</dc:date>
    <meta:editing-duration>PT4H54M27S</meta:editing-duration>
    <meta:editing-cycles>18</meta:editing-cycles>
    <meta:generator>LibreOffice/4.3.2.2$Windows_x86 LibreOffice_project/edfb5295ba211bd31ad47d0bad0118690f76407d</meta:generator>
    <meta:document-statistic meta:table-count="1" meta:image-count="0" meta:object-count="0" meta:page-count="2" meta:paragraph-count="34" meta:word-count="389" meta:character-count="2475" meta:non-whitespace-character-count="2110"/>
  </office:meta>
</office:document-meta>
</file>